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20.3pt"/>
    </style:style>
    <style:style style:name="co8" style:family="table-column">
      <style:table-column-properties fo:break-before="auto" style:column-width="14.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1" table:style-name="ta1">
        <table:shapes>
          <draw:frame draw:z-index="0" draw:style-name="gr1" draw:text-style-name="P1" svg:width="453.51pt" svg:height="255.09pt" svg:x="617.95pt" svg:y="8.11pt">
            <loext:p draw:notify-on-update-of-ranges="rtu1.A1:rtu1.A100 rtu1.I1:rtu1.I100 rtu1.A1:rtu1.A100 rtu1.K1:rtu1.K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4.75pt" svg:x="615.86pt" svg:y="300.08pt">
            <loext:p draw:notify-on-update-of-ranges="rtu1.A1:rtu1.A100 rtu1.G1:rtu1.G100 rtu1.A1:rtu1.A100 rtu1.L1:rtu1.L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3.00000788" calcext:value-type="float">
            <text:p>3.0000078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8567" calcext:value-type="float">
            <text:p>1.588567</text:p>
          </table:table-cell>
          <table:table-cell/>
          <table:table-cell office:value-type="float" office:value="7.942835" calcext:value-type="float">
            <text:p>7.9428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00000788" calcext:value-type="float">
            <text:p>6.0000078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52504" calcext:value-type="float">
            <text:p>2.152504</text:p>
          </table:table-cell>
          <table:table-cell/>
          <table:table-cell office:value-type="float" office:value="10.762522" calcext:value-type="float">
            <text:p>10.7625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00000788" calcext:value-type="float">
            <text:p>9.0000078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65939" calcext:value-type="float">
            <text:p>2.365939</text:p>
          </table:table-cell>
          <table:table-cell/>
          <table:table-cell office:value-type="float" office:value="11.829696" calcext:value-type="float">
            <text:p>11.8296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00000788" calcext:value-type="float">
            <text:p>12.0000078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31351" calcext:value-type="float">
            <text:p>2.131351</text:p>
          </table:table-cell>
          <table:table-cell/>
          <table:table-cell office:value-type="float" office:value="10.656754" calcext:value-type="float">
            <text:p>10.6567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00000788" calcext:value-type="float">
            <text:p>15.0000078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83029" calcext:value-type="float">
            <text:p>2.283029</text:p>
          </table:table-cell>
          <table:table-cell/>
          <table:table-cell office:value-type="float" office:value="11.415145" calcext:value-type="float">
            <text:p>11.4151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.00000788" calcext:value-type="float">
            <text:p>18.0000078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2749" calcext:value-type="float">
            <text:p>2.02749</text:p>
          </table:table-cell>
          <table:table-cell/>
          <table:table-cell office:value-type="float" office:value="10.137451" calcext:value-type="float">
            <text:p>10.1374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00000788" calcext:value-type="float">
            <text:p>21.0000078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89518" calcext:value-type="float">
            <text:p>2.189518</text:p>
          </table:table-cell>
          <table:table-cell/>
          <table:table-cell office:value-type="float" office:value="10.947588" calcext:value-type="float">
            <text:p>10.9475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.00000788" calcext:value-type="float">
            <text:p>24.0000078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09452" calcext:value-type="float">
            <text:p>1.509452</text:p>
          </table:table-cell>
          <table:table-cell/>
          <table:table-cell office:value-type="float" office:value="7.547262" calcext:value-type="float">
            <text:p>7.5472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.00000788" calcext:value-type="float">
            <text:p>27.0000078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4167" calcext:value-type="float">
            <text:p>1.584167</text:p>
          </table:table-cell>
          <table:table-cell/>
          <table:table-cell office:value-type="float" office:value="7.920833" calcext:value-type="float">
            <text:p>7.920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.00000788" calcext:value-type="float">
            <text:p>30.0000078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61549" calcext:value-type="float">
            <text:p>2.361549</text:p>
          </table:table-cell>
          <table:table-cell/>
          <table:table-cell office:value-type="float" office:value="11.807747" calcext:value-type="float">
            <text:p>11.8077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.00000788" calcext:value-type="float">
            <text:p>33.0000078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40558" calcext:value-type="float">
            <text:p>1.540558</text:p>
          </table:table-cell>
          <table:table-cell/>
          <table:table-cell office:value-type="float" office:value="7.702791" calcext:value-type="float">
            <text:p>7.70279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.00000788" calcext:value-type="float">
            <text:p>36.0000078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15587" calcext:value-type="float">
            <text:p>2.015587</text:p>
          </table:table-cell>
          <table:table-cell/>
          <table:table-cell office:value-type="float" office:value="10.077937" calcext:value-type="float">
            <text:p>10.07793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.00000788" calcext:value-type="float">
            <text:p>39.0000078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68835" calcext:value-type="float">
            <text:p>2.068835</text:p>
          </table:table-cell>
          <table:table-cell/>
          <table:table-cell office:value-type="float" office:value="10.344176" calcext:value-type="float">
            <text:p>10.3441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.00000788" calcext:value-type="float">
            <text:p>42.00000788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9806" calcext:value-type="float">
            <text:p>1.79806</text:p>
          </table:table-cell>
          <table:table-cell/>
          <table:table-cell office:value-type="float" office:value="8.990302" calcext:value-type="float">
            <text:p>8.9903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.00000788" calcext:value-type="float">
            <text:p>45.0000078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29473" calcext:value-type="float">
            <text:p>2.329473</text:p>
          </table:table-cell>
          <table:table-cell/>
          <table:table-cell office:value-type="float" office:value="11.647367" calcext:value-type="float">
            <text:p>11.6473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.00000788" calcext:value-type="float">
            <text:p>48.0000078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89266" calcext:value-type="float">
            <text:p>2.189266</text:p>
          </table:table-cell>
          <table:table-cell/>
          <table:table-cell office:value-type="float" office:value="10.946332" calcext:value-type="float">
            <text:p>10.9463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.00000788" calcext:value-type="float">
            <text:p>51.00000788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25616" calcext:value-type="float">
            <text:p>1.825616</text:p>
          </table:table-cell>
          <table:table-cell/>
          <table:table-cell office:value-type="float" office:value="9.128082" calcext:value-type="float">
            <text:p>9.1280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.00000788" calcext:value-type="float">
            <text:p>54.0000078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0662" calcext:value-type="float">
            <text:p>2.30662</text:p>
          </table:table-cell>
          <table:table-cell/>
          <table:table-cell office:value-type="float" office:value="11.533099" calcext:value-type="float">
            <text:p>11.5330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.00000788" calcext:value-type="float">
            <text:p>57.00000788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7217" calcext:value-type="float">
            <text:p>1.57217</text:p>
          </table:table-cell>
          <table:table-cell/>
          <table:table-cell office:value-type="float" office:value="7.86085" calcext:value-type="float">
            <text:p>7.8608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.00000788" calcext:value-type="float">
            <text:p>60.0000078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.00000788" calcext:value-type="float">
            <text:p>63.00000788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.00000788" calcext:value-type="float">
            <text:p>66.0000078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.00000788" calcext:value-type="float">
            <text:p>69.00000788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.00000788" calcext:value-type="float">
            <text:p>72.0000078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.00000788" calcext:value-type="float">
            <text:p>75.00000788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.00000788" calcext:value-type="float">
            <text:p>78.0000078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.00000788" calcext:value-type="float">
            <text:p>81.00000788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.00000788" calcext:value-type="float">
            <text:p>84.00000788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.00000788" calcext:value-type="float">
            <text:p>87.00000788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.00000788" calcext:value-type="float">
            <text:p>90.00000788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.00000788" calcext:value-type="float">
            <text:p>93.00000788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.00000788" calcext:value-type="float">
            <text:p>96.0000078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.00000788" calcext:value-type="float">
            <text:p>99.00000788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.00000788" calcext:value-type="float">
            <text:p>102.0000078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.00000788" calcext:value-type="float">
            <text:p>105.00000788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.00000788" calcext:value-type="float">
            <text:p>108.0000078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.00000788" calcext:value-type="float">
            <text:p>111.00000788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.00000788" calcext:value-type="float">
            <text:p>114.00000788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.00000788" calcext:value-type="float">
            <text:p>117.00000788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.00000788" calcext:value-type="float">
            <text:p>120.0000078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.0000158" calcext:value-type="float">
            <text:p>123.0000158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.00000788" calcext:value-type="float">
            <text:p>126.00000788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.00000788" calcext:value-type="float">
            <text:p>129.00000788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.00000788" calcext:value-type="float">
            <text:p>132.00000788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.00000788" calcext:value-type="float">
            <text:p>135.00000788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.00000788" calcext:value-type="float">
            <text:p>138.0000078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.00000788" calcext:value-type="float">
            <text:p>141.00000788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.00000788" calcext:value-type="float">
            <text:p>144.00000788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.00000788" calcext:value-type="float">
            <text:p>147.00000788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.00000788" calcext:value-type="float">
            <text:p>150.0000078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.00000788" calcext:value-type="float">
            <text:p>153.00000788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.00000788" calcext:value-type="float">
            <text:p>156.00000788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.00000788" calcext:value-type="float">
            <text:p>159.00000788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.00000788" calcext:value-type="float">
            <text:p>162.00000788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.00000788" calcext:value-type="float">
            <text:p>165.00000788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.00000788" calcext:value-type="float">
            <text:p>168.00000788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.00000788" calcext:value-type="float">
            <text:p>171.00000788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.00000788" calcext:value-type="float">
            <text:p>174.00000788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.00000788" calcext:value-type="float">
            <text:p>177.00000788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.00000788" calcext:value-type="float">
            <text:p>180.0000078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.00000788" calcext:value-type="float">
            <text:p>183.0000078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.00000788" calcext:value-type="float">
            <text:p>186.00000788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.00000788" calcext:value-type="float">
            <text:p>189.00000788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.00000788" calcext:value-type="float">
            <text:p>192.00000788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.00000788" calcext:value-type="float">
            <text:p>195.00000788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.00000788" calcext:value-type="float">
            <text:p>198.0000078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.00000788" calcext:value-type="float">
            <text:p>201.00000788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.00000788" calcext:value-type="float">
            <text:p>204.00000788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.00000788" calcext:value-type="float">
            <text:p>207.00000788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.00000788" calcext:value-type="float">
            <text:p>210.00000788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.00000788" calcext:value-type="float">
            <text:p>213.00000788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.00000788" calcext:value-type="float">
            <text:p>216.00000788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.00000788" calcext:value-type="float">
            <text:p>219.00000788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.00000788" calcext:value-type="float">
            <text:p>222.00000788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.00000788" calcext:value-type="float">
            <text:p>225.00000788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.00000788" calcext:value-type="float">
            <text:p>228.00000788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.00000788" calcext:value-type="float">
            <text:p>231.00000788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.00000788" calcext:value-type="float">
            <text:p>234.00000788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.00000788" calcext:value-type="float">
            <text:p>237.00000788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0.00000788" calcext:value-type="float">
            <text:p>240.00000788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.00000788" calcext:value-type="float">
            <text:p>243.00000788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.0000158" calcext:value-type="float">
            <text:p>246.0000158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.00000788" calcext:value-type="float">
            <text:p>249.00000788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.00000788" calcext:value-type="float">
            <text:p>252.00000788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.00000788" calcext:value-type="float">
            <text:p>255.00000788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.00000788" calcext:value-type="float">
            <text:p>258.00000788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.00000788" calcext:value-type="float">
            <text:p>261.00000788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.00000788" calcext:value-type="float">
            <text:p>264.00000788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7.00000788" calcext:value-type="float">
            <text:p>267.00000788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.00000788" calcext:value-type="float">
            <text:p>270.00000788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.00000788" calcext:value-type="float">
            <text:p>273.00000788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.00000788" calcext:value-type="float">
            <text:p>276.00000788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.00000788" calcext:value-type="float">
            <text:p>279.00000788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2.00000788" calcext:value-type="float">
            <text:p>282.00000788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.00000788" calcext:value-type="float">
            <text:p>285.00000788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.00000788" calcext:value-type="float">
            <text:p>288.00000788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.00000788" calcext:value-type="float">
            <text:p>291.00000788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.00000788" calcext:value-type="float">
            <text:p>294.00000788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.00000788" calcext:value-type="float">
            <text:p>297.00000788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.00000788" calcext:value-type="float">
            <text:p>300.00000788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2:24:52.988077118</dc:date>
    <meta:editing-duration>PT2M30S</meta:editing-duration>
    <meta:editing-cycles>1</meta:editing-cycles>
    <meta:document-statistic meta:table-count="1" meta:cell-count="70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4cm" svg:y="0.315cm" chart:style-name="ch2">
          <text:p>Total energy generation</text:p>
        </chart:title>
        <chart:subtitle svg:x="4.861cm" svg:y="1.286cm" chart:style-name="ch3">
          <text:p>RTU-monitoed by DSO-hidden alert</text:p>
        </chart:subtitle>
        <chart:legend chart:legend-position="end" svg:x="13.114cm" svg:y="3.925cm" style:legend-expansion="high" chart:style-name="ch4"/>
        <chart:plot-area chart:style-name="ch5" table:cell-range-address="rtu1.A1:rtu1.A100 rtu1.I1:rtu1.I100 rtu1.K1:rtu1.K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1.I1:rtu1.I100" loext:label-string="sum" chart:class="chart:scatter">
            <chart:domain table:cell-range-address="rtu1.A1:rtu1.A100"/>
            <chart:data-point chart:repeated="100"/>
          </chart:series>
          <chart:series chart:style-name="ch9" chart:values-cell-range-address="rtu1.K1:rtu1.K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788">
                <text:p>3.00000788</text:p>
                <draw:g>
                  <svg:desc>rtu1.A1:rtu1.A100</svg:desc>
                </draw:g>
              </table:table-cell>
              <table:table-cell office:value-type="float" office:value="7.942835">
                <text:p>7.942835</text:p>
                <draw:g>
                  <svg:desc>rtu1.I1:rtu1.I100</svg:desc>
                </draw:g>
              </table:table-cell>
              <table:table-cell office:value-type="float" office:value="25">
                <text:p>25</text:p>
                <draw:g>
                  <svg:desc>rtu1.K1:rtu1.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788">
                <text:p>6.00000788</text:p>
              </table:table-cell>
              <table:table-cell office:value-type="float" office:value="10.762522">
                <text:p>10.762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788">
                <text:p>9.00000788</text:p>
              </table:table-cell>
              <table:table-cell office:value-type="float" office:value="11.829696">
                <text:p>11.8296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788">
                <text:p>12.00000788</text:p>
              </table:table-cell>
              <table:table-cell office:value-type="float" office:value="10.656754">
                <text:p>10.6567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788">
                <text:p>15.00000788</text:p>
              </table:table-cell>
              <table:table-cell office:value-type="float" office:value="11.415145">
                <text:p>11.4151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788">
                <text:p>18.00000788</text:p>
              </table:table-cell>
              <table:table-cell office:value-type="float" office:value="10.137451">
                <text:p>10.1374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788">
                <text:p>21.00000788</text:p>
              </table:table-cell>
              <table:table-cell office:value-type="float" office:value="10.947588">
                <text:p>10.9475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788">
                <text:p>24.00000788</text:p>
              </table:table-cell>
              <table:table-cell office:value-type="float" office:value="7.547262">
                <text:p>7.547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788">
                <text:p>27.00000788</text:p>
              </table:table-cell>
              <table:table-cell office:value-type="float" office:value="7.920833">
                <text:p>7.920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788">
                <text:p>30.00000788</text:p>
              </table:table-cell>
              <table:table-cell office:value-type="float" office:value="11.807747">
                <text:p>11.8077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788">
                <text:p>33.00000788</text:p>
              </table:table-cell>
              <table:table-cell office:value-type="float" office:value="7.702791">
                <text:p>7.7027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788">
                <text:p>36.00000788</text:p>
              </table:table-cell>
              <table:table-cell office:value-type="float" office:value="10.077937">
                <text:p>10.0779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788">
                <text:p>39.00000788</text:p>
              </table:table-cell>
              <table:table-cell office:value-type="float" office:value="10.344176">
                <text:p>10.344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788">
                <text:p>42.00000788</text:p>
              </table:table-cell>
              <table:table-cell office:value-type="float" office:value="8.990302">
                <text:p>8.9903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788">
                <text:p>45.00000788</text:p>
              </table:table-cell>
              <table:table-cell office:value-type="float" office:value="11.647367">
                <text:p>11.6473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788">
                <text:p>48.00000788</text:p>
              </table:table-cell>
              <table:table-cell office:value-type="float" office:value="10.946332">
                <text:p>10.9463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788">
                <text:p>51.00000788</text:p>
              </table:table-cell>
              <table:table-cell office:value-type="float" office:value="9.128082">
                <text:p>9.1280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788">
                <text:p>54.00000788</text:p>
              </table:table-cell>
              <table:table-cell office:value-type="float" office:value="11.533099">
                <text:p>11.533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788">
                <text:p>57.00000788</text:p>
              </table:table-cell>
              <table:table-cell office:value-type="float" office:value="7.86085">
                <text:p>7.86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788">
                <text:p>6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788">
                <text:p>6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788">
                <text:p>6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788">
                <text:p>6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788">
                <text:p>7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788">
                <text:p>7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788">
                <text:p>7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788">
                <text:p>8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788">
                <text:p>8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788">
                <text:p>8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788">
                <text:p>9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788">
                <text:p>9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788">
                <text:p>9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788">
                <text:p>9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788">
                <text:p>10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788">
                <text:p>10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788">
                <text:p>10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788">
                <text:p>11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788">
                <text:p>11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788">
                <text:p>11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788">
                <text:p>12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158">
                <text:p>123.000015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788">
                <text:p>12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788">
                <text:p>12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788">
                <text:p>13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788">
                <text:p>13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788">
                <text:p>13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788">
                <text:p>14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788">
                <text:p>14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788">
                <text:p>14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788">
                <text:p>15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788">
                <text:p>15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788">
                <text:p>15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788">
                <text:p>15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788">
                <text:p>16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788">
                <text:p>16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788">
                <text:p>16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788">
                <text:p>17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788">
                <text:p>17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788">
                <text:p>17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788">
                <text:p>18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788">
                <text:p>18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788">
                <text:p>18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788">
                <text:p>18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788">
                <text:p>19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788">
                <text:p>19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788">
                <text:p>19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788">
                <text:p>20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788">
                <text:p>20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788">
                <text:p>20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788">
                <text:p>21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788">
                <text:p>21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788">
                <text:p>21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788">
                <text:p>21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788">
                <text:p>22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788">
                <text:p>22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788">
                <text:p>22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788">
                <text:p>23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788">
                <text:p>23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788">
                <text:p>23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788">
                <text:p>24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788">
                <text:p>24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158">
                <text:p>246.000015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788">
                <text:p>24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788">
                <text:p>25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788">
                <text:p>25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788">
                <text:p>25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788">
                <text:p>26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788">
                <text:p>26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788">
                <text:p>26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788">
                <text:p>27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788">
                <text:p>27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788">
                <text:p>27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788">
                <text:p>27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788">
                <text:p>28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788">
                <text:p>28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788">
                <text:p>28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788">
                <text:p>29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788">
                <text:p>29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788">
                <text:p>29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788">
                <text:p>30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8cm" xlink:href=".." xlink:type="simple" chart:class="chart:scatter" chart:style-name="ch1">
        <chart:title svg:x="5.679cm" svg:y="0.314cm" chart:style-name="ch2">
          <text:p>Avg Energy generation</text:p>
        </chart:title>
        <chart:subtitle svg:x="4.8cm" svg:y="1.284cm" chart:style-name="ch3">
          <text:p>RTU-monitored by DSO-hidden alert</text:p>
        </chart:subtitle>
        <chart:legend chart:legend-position="end" svg:x="13.115cm" svg:y="3.919cm" style:legend-expansion="high" chart:style-name="ch4"/>
        <chart:plot-area chart:style-name="ch5" table:cell-range-address="rtu1.A1:rtu1.A100 rtu1.G1:rtu1.G100 rtu1.L1:rtu1.L100" chart:data-source-has-labels="row" svg:x="0.32cm" svg:y="2.15cm" svg:width="12.475cm" svg:height="6.659cm">
          <chartooo:coordinate-region svg:x="0.783cm" svg:y="2.363cm" svg:width="11.693cm" svg:height="5.77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1.G1:rtu1.G100" loext:label-string="avg" chart:class="chart:scatter">
            <chart:domain table:cell-range-address="rtu1.A1:rtu1.A100"/>
            <chart:data-point chart:repeated="100"/>
          </chart:series>
          <chart:series chart:style-name="ch9" chart:values-cell-range-address="rtu1.L1:rtu1.L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788">
                <text:p>3.00000788</text:p>
                <draw:g>
                  <svg:desc>rtu1.A1:rtu1.A100</svg:desc>
                </draw:g>
              </table:table-cell>
              <table:table-cell office:value-type="float" office:value="1.588567">
                <text:p>1.588567</text:p>
                <draw:g>
                  <svg:desc>rtu1.G1:rtu1.G100</svg:desc>
                </draw:g>
              </table:table-cell>
              <table:table-cell office:value-type="float" office:value="5">
                <text:p>5</text:p>
                <draw:g>
                  <svg:desc>rtu1.L1:rtu1.L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788">
                <text:p>6.00000788</text:p>
              </table:table-cell>
              <table:table-cell office:value-type="float" office:value="2.152504">
                <text:p>2.152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788">
                <text:p>9.00000788</text:p>
              </table:table-cell>
              <table:table-cell office:value-type="float" office:value="2.365939">
                <text:p>2.3659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788">
                <text:p>12.00000788</text:p>
              </table:table-cell>
              <table:table-cell office:value-type="float" office:value="2.131351">
                <text:p>2.131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788">
                <text:p>15.00000788</text:p>
              </table:table-cell>
              <table:table-cell office:value-type="float" office:value="2.283029">
                <text:p>2.2830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788">
                <text:p>18.00000788</text:p>
              </table:table-cell>
              <table:table-cell office:value-type="float" office:value="2.02749">
                <text:p>2.02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788">
                <text:p>21.00000788</text:p>
              </table:table-cell>
              <table:table-cell office:value-type="float" office:value="2.189518">
                <text:p>2.1895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788">
                <text:p>24.00000788</text:p>
              </table:table-cell>
              <table:table-cell office:value-type="float" office:value="1.509452">
                <text:p>1.509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788">
                <text:p>27.00000788</text:p>
              </table:table-cell>
              <table:table-cell office:value-type="float" office:value="1.584167">
                <text:p>1.5841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788">
                <text:p>30.00000788</text:p>
              </table:table-cell>
              <table:table-cell office:value-type="float" office:value="2.361549">
                <text:p>2.361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788">
                <text:p>33.00000788</text:p>
              </table:table-cell>
              <table:table-cell office:value-type="float" office:value="1.540558">
                <text:p>1.540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788">
                <text:p>36.00000788</text:p>
              </table:table-cell>
              <table:table-cell office:value-type="float" office:value="2.015587">
                <text:p>2.0155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788">
                <text:p>39.00000788</text:p>
              </table:table-cell>
              <table:table-cell office:value-type="float" office:value="2.068835">
                <text:p>2.0688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788">
                <text:p>42.00000788</text:p>
              </table:table-cell>
              <table:table-cell office:value-type="float" office:value="1.79806">
                <text:p>1.798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788">
                <text:p>45.00000788</text:p>
              </table:table-cell>
              <table:table-cell office:value-type="float" office:value="2.329473">
                <text:p>2.3294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788">
                <text:p>48.00000788</text:p>
              </table:table-cell>
              <table:table-cell office:value-type="float" office:value="2.189266">
                <text:p>2.189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788">
                <text:p>51.00000788</text:p>
              </table:table-cell>
              <table:table-cell office:value-type="float" office:value="1.825616">
                <text:p>1.825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788">
                <text:p>54.00000788</text:p>
              </table:table-cell>
              <table:table-cell office:value-type="float" office:value="2.30662">
                <text:p>2.306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788">
                <text:p>57.00000788</text:p>
              </table:table-cell>
              <table:table-cell office:value-type="float" office:value="1.57217">
                <text:p>1.57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788">
                <text:p>60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788">
                <text:p>63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788">
                <text:p>66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788">
                <text:p>69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788">
                <text:p>72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788">
                <text:p>75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788">
                <text:p>78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788">
                <text:p>81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788">
                <text:p>84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788">
                <text:p>87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788">
                <text:p>90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788">
                <text:p>93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788">
                <text:p>96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788">
                <text:p>99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788">
                <text:p>102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788">
                <text:p>105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788">
                <text:p>108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788">
                <text:p>111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788">
                <text:p>114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788">
                <text:p>117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788">
                <text:p>120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158">
                <text:p>123.000015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788">
                <text:p>126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788">
                <text:p>129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788">
                <text:p>132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788">
                <text:p>135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788">
                <text:p>138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788">
                <text:p>141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788">
                <text:p>144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788">
                <text:p>147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788">
                <text:p>150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788">
                <text:p>153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788">
                <text:p>156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788">
                <text:p>159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788">
                <text:p>162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788">
                <text:p>165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788">
                <text:p>168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788">
                <text:p>171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788">
                <text:p>174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788">
                <text:p>177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788">
                <text:p>180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788">
                <text:p>183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788">
                <text:p>186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788">
                <text:p>189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788">
                <text:p>192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788">
                <text:p>195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788">
                <text:p>198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788">
                <text:p>201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788">
                <text:p>204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788">
                <text:p>207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788">
                <text:p>210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788">
                <text:p>213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788">
                <text:p>216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788">
                <text:p>219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788">
                <text:p>222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788">
                <text:p>225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788">
                <text:p>228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788">
                <text:p>231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788">
                <text:p>234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788">
                <text:p>237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788">
                <text:p>240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788">
                <text:p>243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158">
                <text:p>246.000015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788">
                <text:p>249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788">
                <text:p>252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788">
                <text:p>255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788">
                <text:p>258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788">
                <text:p>261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788">
                <text:p>264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788">
                <text:p>267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788">
                <text:p>270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788">
                <text:p>273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788">
                <text:p>276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788">
                <text:p>279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788">
                <text:p>282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788">
                <text:p>285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788">
                <text:p>288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788">
                <text:p>291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788">
                <text:p>294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788">
                <text:p>297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788">
                <text:p>300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